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fo:font-size="48pt" style:font-size-asian="48pt" style:font-size-complex="48pt"/>
    </style:style>
    <style:style style:name="T11" style:parent-style-name="Policepardéfaut" style:family="text">
      <style:text-properties fo:color="#7030A0" style:language-complex="fr" style:country-complex="FR"/>
    </style:style>
    <style:style style:name="P12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7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1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2" style:parent-style-name="Normal" style:family="paragraph">
      <style:text-properties fo:hyphenate="true"/>
    </style:style>
    <style:style style:name="P33" style:parent-style-name="Titre1" style:family="paragraph">
      <style:paragraph-properties fo:break-before="page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margin-left="0.5in">
        <style:tab-stops/>
      </style:paragraph-properties>
    </style:style>
    <style:style style:name="P39" style:parent-style-name="Normal" style:family="paragraph">
      <style:paragraph-properties fo:text-align="justify">
        <style:tab-stops>
          <style:tab-stop style:type="left" style:position="2.2333in"/>
        </style:tab-stops>
      </style:paragraph-properties>
      <style:text-properties fo:font-size="20pt" style:font-size-asian="20pt" style:font-size-complex="20pt"/>
    </style:style>
    <style:style style:family="graphic" style:name="a0">
      <style:graphic-properties draw:fill="solid" draw:fill-color="#7030a0" draw:opacity="100%" draw:stroke="none"/>
    </style:style>
    <style:style style:family="graphic" style:name="a1">
      <style:graphic-properties draw:fill="solid" draw:fill-color="#ffd966" draw:opacity="100%" draw:stroke="none"/>
    </style:style>
    <style:style style:family="graphic" style:name="a2">
      <style:graphic-properties draw:fill="solid" draw:fill-color="#85cdc1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right" style:vertical-pos="bottom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Projet PNJ</text:p>
      <text:p text:style-name="Normal"><text:span text:style-name="T11"><draw:g draw:z-index="251659264" draw:name="Groupe 12" draw:id="id3" draw:style-name="a3" text:anchor-type="paragraph"><svg:title/><svg:desc/><draw:custom-shape svg:width="8.50764in" svg:height="4.29028in" draw:id="id0" draw:style-name="a0" draw:transform="translate(-4.25382in -2.14514in) rotate(-3.14159) translate(4.25382in 2.17972in)" draw:name="Forme libre 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1" draw:style-name="a1" draw:transform="translate(-4.25382in -2.14514in) rotate(-3.14159) translate(4.26424in 2.14514in)" draw:name="Forme libre 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2" draw:style-name="a2" draw:transform="translate(-4.25382in -0.74583in) rotate(-3.14159) translate(4.25382in 3.57899in)" draw:name="Forme libre : Forme 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Normal"/>
      <text:p text:style-name="P12"/>
      <text:h text:style-name="En-têtedetabledesmatières" text:outline-level="1"><text:bookmark-start text:name="_Toc102382578"/><text:bookmark-start text:name="_Toc102477863"/>Table des matières<text:bookmark-end text:name="_Toc102382578"/><text:bookmark-end text:name="_Toc10247786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102477863" office:target-frame-name="_top" xlink:show="replace"><text:span text:style-name="Lienhypertexte">Table des matières</text:span><text:tab/>2</text:a></text:p>
          <text:p text:style-name="P14"><text:a xlink:href="#_Toc102477864" office:target-frame-name="_top" xlink:show="replace"><text:span text:style-name="Lienhypertexte">Introduction</text:span><text:tab/>3</text:a></text:p>
          <text:p text:style-name="P15"><text:a xlink:href="#_Toc102477865" office:target-frame-name="_top" xlink:show="replace"><text:span text:style-name="Lienhypertexte">Rappel de l’énoncé</text:span><text:tab/>3</text:a></text:p>
          <text:p text:style-name="P16"><text:a xlink:href="#_Toc102477866" office:target-frame-name="_top" xlink:show="replace"><text:span text:style-name="Lienhypertexte">Organisation</text:span><text:tab/>3</text:a></text:p>
          <text:p text:style-name="P17"><text:a xlink:href="#_Toc102477867" office:target-frame-name="_top" xlink:show="replace"><text:span text:style-name="Lienhypertexte">Objectifs</text:span><text:tab/>3</text:a></text:p>
          <text:p text:style-name="P18"><text:a xlink:href="#_Toc102477868" office:target-frame-name="_top" xlink:show="replace"><text:span text:style-name="Lienhypertexte">Description du projet</text:span><text:tab/>3</text:a></text:p>
          <text:p text:style-name="P19"><text:a xlink:href="#_Toc102477869" office:target-frame-name="_top" xlink:show="replace"><text:span text:style-name="Lienhypertexte">Matériel à disposition</text:span><text:tab/>3</text:a></text:p>
          <text:p text:style-name="P20"><text:a xlink:href="#_Toc102477870" office:target-frame-name="_top" xlink:show="replace"><text:span text:style-name="Lienhypertexte">Spécification</text:span><text:tab/>3</text:a></text:p>
          <text:p text:style-name="P21"><text:a xlink:href="#_Toc102477871" office:target-frame-name="_top" xlink:show="replace"><text:span text:style-name="Lienhypertexte">Livrable</text:span><text:tab/>3</text:a></text:p>
          <text:p text:style-name="P22"><text:a xlink:href="#_Toc102477872" office:target-frame-name="_top" xlink:show="replace"><text:span text:style-name="Lienhypertexte">Méthodologie</text:span><text:tab/>4</text:a></text:p>
          <text:p text:style-name="P23"><text:a xlink:href="#_Toc102477873" office:target-frame-name="_top" xlink:show="replace"><text:span text:style-name="Lienhypertexte">Planification</text:span><text:tab/>4</text:a></text:p>
          <text:p text:style-name="P24"><text:a xlink:href="#_Toc102477874" office:target-frame-name="_top" xlink:show="replace"><text:span text:style-name="Lienhypertexte">Analyse fonctionnelle</text:span><text:tab/>4</text:a></text:p>
          <text:p text:style-name="P25"><text:a xlink:href="#_Toc102477875" office:target-frame-name="_top" xlink:show="replace"><text:span text:style-name="Lienhypertexte">Navigation</text:span><text:tab/>4</text:a></text:p>
          <text:p text:style-name="P26"><text:a xlink:href="#_Toc102477876" office:target-frame-name="_top" xlink:show="replace"><text:span text:style-name="Lienhypertexte">Libraires et outils externes</text:span><text:tab/>4</text:a></text:p>
          <text:p text:style-name="P27"><text:a xlink:href="#_Toc102477877" office:target-frame-name="_top" xlink:show="replace"><text:span text:style-name="Lienhypertexte">Plan de tests</text:span><text:tab/>4</text:a></text:p>
          <text:p text:style-name="P28"><text:a xlink:href="#_Toc102477878" office:target-frame-name="_top" xlink:show="replace"><text:span text:style-name="Lienhypertexte">Rapport de tests</text:span><text:tab/>4</text:a></text:p>
          <text:p text:style-name="P29"><text:a xlink:href="#_Toc102477879" office:target-frame-name="_top" xlink:show="replace"><text:span text:style-name="Lienhypertexte">Conclusion</text:span><text:tab/>4</text:a></text:p>
          <text:p text:style-name="P30"><text:a xlink:href="#_Toc102477880" office:target-frame-name="_top" xlink:show="replace"><text:span text:style-name="Lienhypertexte">Planning</text:span><text:tab/>4</text:a></text:p>
          <text:p text:style-name="P31"><text:a xlink:href="#_Toc102477881" office:target-frame-name="_top" xlink:show="replace"><text:span text:style-name="Lienhypertexte">Bibliographie</text:span><text:tab/>4</text:a></text:p>
        </text:index-body>
      </text:table-of-content>
      <text:p text:style-name="Normal"/>
      <text:p text:style-name="Normal"/>
      <text:p text:style-name="P32"><text:bookmark-start text:name="_Toc102382579"/></text:p>
      <text:h text:style-name="P33" text:outline-level="1"><text:bookmark-start text:name="_Toc102477864"/><text:soft-page-break/>Introduction<text:bookmark-end text:name="_Toc102382579"/><text:bookmark-end text:name="_Toc102477864"/></text:h>
      <text:p text:style-name="Normal">Ce document<text:s/>a<text:s/>pour but de détailler toutes les<text:s/>étapes à la création<text:s/>ayant été<text:s/>nécessaire<text:s/>à la création<text:s/>de l’application WEB réaliser dans le cadre de mon Travail Pratique Individuel (TPI).</text:p>
      <text:p text:style-name="Normal">L’application permet à un utilisateur valider de mettre des notes et mettre<text:s/>une<text:s/>critique<text:s/>sur les jeux<text:s/>enregistrer sur le site. Un utilisateur peut aussi modifier,<text:s/>supprimer<text:s/>ses commentaires<text:s/>et son profil<text:s/>s’il<text:s/>le souhaite. Le site est<text:s/>géré<text:s/>par des administrateurs qui<text:s/>valide les utilisateurs<text:s/>inscrit, les commentaires poster et peut bannir les utilisateurs.</text:p>
      <text:h text:style-name="Titre1" text:outline-level="1"><text:bookmark-start text:name="_Toc102382580"/><text:bookmark-start text:name="_Toc102477865"/>Rappel de l’énoncé<text:bookmark-end text:name="_Toc102382580"/><text:bookmark-end text:name="_Toc102477865"/></text:h>
      <text:h text:style-name="Titre2" text:outline-level="2"><text:bookmark-start text:name="_Toc102477866"/>Organisation<text:bookmark-end text:name="_Toc102477866"/></text:h>
      <text:p text:style-name="P34">Élève :<text:tab/><text:tab/>Champendal Noah<text:tab/><text:tab/><text:a xlink:href="mailto:noah.chmpn@eduge.ch" office:target-frame-name="_top" xlink:show="replace"><text:span text:style-name="Lienhypertexte">noah.chmpn@eduge.ch</text:span></text:a></text:p>
      <text:p text:style-name="P35">Maître :<text:tab/>Patrick Joseph Bergeret<text:tab/><text:a xlink:href="mailto:patrick-joseph.bergeret@edu.ge.ch" office:target-frame-name="_top" xlink:show="replace"><text:span text:style-name="Lienhypertexte">patrick-joseph.bergeret@edu.ge.ch</text:span></text:a></text:p>
      <text:p text:style-name="P36"><text:span text:style-name="gi">Experts :</text:span><text:span text:style-name="gi"><text:tab/>Borys Folomietow</text:span><text:span text:style-name="gi"><text:tab/></text:span><text:span text:style-name="gi"><text:tab/></text:span><text:a xlink:href="mailto:borys@folomietow.ch" office:target-frame-name="_blank" xlink:show="new"><text:span text:style-name="Lienhypertexte">borys@folomietow.ch</text:span></text:a></text:p>
      <text:p text:style-name="P37"><text:span text:style-name="gi"><text:tab/></text:span><text:span text:style-name="gi"><text:tab/>Brian Nydegger</text:span><text:span text:style-name="gi"><text:tab/></text:span><text:span text:style-name="gi"><text:tab/></text:span><text:a xlink:href="mailto:briannydegger@gmail.com" office:target-frame-name="_blank" xlink:show="new"><text:span text:style-name="Lienhypertexte">briannydegger@gmail.com</text:span></text:a></text:p>
      <text:h text:style-name="Titre2" text:outline-level="2"><text:bookmark-start text:name="_Toc102477867"/>Objectifs<text:bookmark-end text:name="_Toc102477867"/></text:h>
      <text:p text:style-name="P38">L’objectif de ce projet est de réaliser dans l’espace de 11 jours une application WEB,<text:s/>une documentation technique, un manuel utilisateur et le journal de bord du projet</text:p>
      <text:h text:style-name="Titre2" text:outline-level="2"><text:bookmark-start text:name="_Toc102477868"/>Description du projet<text:bookmark-end text:name="_Toc102477868"/></text:h>
      <text:h text:style-name="Titre2" text:outline-level="2"><text:bookmark-start text:name="_Toc102477869"/>Matériel à<text:s/>disposition<text:bookmark-end text:name="_Toc102477869"/><text:s/></text:h>
      <text:h text:style-name="Titre2" text:outline-level="2"><text:bookmark-start text:name="_Toc102477870"/>Spécification<text:bookmark-end text:name="_Toc102477870"/></text:h>
      <text:h text:style-name="Titre2" text:outline-level="2"><text:bookmark-start text:name="_Toc102477871"/>Livrable<text:bookmark-end text:name="_Toc102477871"/></text:h>
      <text:p text:style-name="Normal"/>
      <text:p text:style-name="Normal"/>
      <text:p text:style-name="Normal"><text:tab/></text:p>
      <text:p text:style-name="Normal"/>
      <text:h text:style-name="Titre1" text:outline-level="1"><text:bookmark-start text:name="_Toc102382581"/><text:bookmark-start text:name="_Toc102477872"/><text:soft-page-break/>Méthodologie<text:bookmark-end text:name="_Toc102382581"/><text:bookmark-end text:name="_Toc102477872"/></text:h>
      <text:h text:style-name="Titre1" text:outline-level="1"><text:bookmark-start text:name="_Toc102382582"/><text:bookmark-start text:name="_Toc102477873"/>Planification<text:bookmark-end text:name="_Toc102382582"/><text:bookmark-end text:name="_Toc102477873"/></text:h>
      <text:h text:style-name="Titre1" text:outline-level="1"><text:bookmark-start text:name="_Toc102477874"/>Analyse fonctionnelle<text:bookmark-end text:name="_Toc102477874"/></text:h>
      <text:h text:style-name="Titre1" text:outline-level="1"><text:bookmark-start text:name="_Toc102382583"/><text:bookmark-start text:name="_Toc102477875"/>Navigation<text:bookmark-end text:name="_Toc102382583"/><text:bookmark-end text:name="_Toc102477875"/></text:h>
      <text:h text:style-name="Titre1" text:outline-level="1"><text:bookmark-start text:name="_Toc102382584"/><text:bookmark-start text:name="_Toc102477876"/>Libraires et outils externes<text:bookmark-end text:name="_Toc102382584"/><text:bookmark-end text:name="_Toc102477876"/></text:h>
      <text:h text:style-name="Titre1" text:outline-level="1"><text:bookmark-start text:name="_Toc102382585"/><text:bookmark-start text:name="_Toc102477877"/>Plan de tests<text:bookmark-end text:name="_Toc102382585"/><text:bookmark-end text:name="_Toc102477877"/></text:h>
      <text:h text:style-name="Titre1" text:outline-level="1"><text:bookmark-start text:name="_Toc102382586"/><text:bookmark-start text:name="_Toc102477878"/>Rapport de tests<text:bookmark-end text:name="_Toc102382586"/><text:bookmark-end text:name="_Toc102477878"/></text:h>
      <text:h text:style-name="Titre1" text:outline-level="1"><text:bookmark-start text:name="_Toc102382587"/><text:bookmark-start text:name="_Toc102477879"/>Conclusion<text:bookmark-end text:name="_Toc102382587"/><text:bookmark-end text:name="_Toc102477879"/></text:h>
      <text:h text:style-name="Titre1" text:outline-level="1"><text:bookmark-start text:name="_Toc102382588"/><text:bookmark-start text:name="_Toc102477880"/>Planning<text:bookmark-end text:name="_Toc102382588"/><text:bookmark-end text:name="_Toc102477880"/></text:h>
      <text:h text:style-name="Titre1" text:outline-level="1"><text:bookmark-start text:name="_Toc102382589"/><text:bookmark-start text:name="_Toc102477881"/>Bibliographie<text:bookmark-end text:name="_Toc102382589"/><text:bookmark-end text:name="_Toc102477881"/></text:h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2083in" fo:line-height="11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B38600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fo:color="#250C0C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381212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fo:color="#381212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color="#250C0C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250C0C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style:font-name-complex="Arial" style:use-window-font-color="tru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/>
      <style:text-properties fo:hyphenate="false"/>
    </style:style>
    <style:style style:name="En-têteCar" style:display-name="En-tête Car" style:family="text" style:parent-style-name="Policepardéfaut">
      <style:text-properties style:font-name="Arial" style:font-name-complex="Arial" style:use-window-font-color="true"/>
    </style:style>
    <style:style style:name="Pieddepage" style:display-name="Pied de page" style:family="paragraph" style:parent-style-name="Normal">
      <style:paragraph-properties fo:text-align="center" fo:margin-bottom="0in" fo:line-height="100%" fo:margin-left="-0.5in" fo:margin-right="-0.5in">
        <style:tab-stops/>
      </style:paragraph-properties>
      <style:text-properties fo:color="#B38600" fo:hyphenate="false"/>
    </style:style>
    <style:style style:name="PieddepageCar" style:display-name="Pied de page Car" style:family="text" style:parent-style-name="Policepardéfaut">
      <style:text-properties style:font-name="Arial" style:font-name-complex="Arial" fo:color="#B38600"/>
    </style:style>
    <style:style style:name="Textedelespaceréservé" style:display-name="Texte de l'espace réservé" style:family="text" style:parent-style-name="Policepardéfaut">
      <style:text-properties style:font-name="Arial" style:font-name-complex="Arial" fo:color="#BFBFBF" fo:font-size="11pt" style:font-size-asian="11pt"/>
    </style:style>
    <style:style style:name="Coordonnées" style:display-name="Coordonnées" style:family="paragraph" style:parent-style-name="Normal">
      <style:paragraph-properties fo:text-align="end" fo:margin-bottom="0in"/>
      <style:text-properties fo:font-size="10pt" style:font-size-asian="10pt" style:font-size-complex="9pt" fo:hyphenate="false"/>
    </style:style>
    <style:style style:name="Date" style:display-name="Date" style:family="paragraph" style:parent-style-name="Normal" style:next-style-name="Salutations">
      <style:paragraph-properties fo:margin-top="0.6666in" fo:margin-bottom="0.6666in"/>
      <style:text-properties fo:hyphenate="false"/>
    </style:style>
    <style:style style:name="DateCar" style:display-name="Date Car" style:family="text" style:parent-style-name="Policepardéfaut">
      <style:text-properties style:font-name="Arial" style:font-name-complex="Arial" style:use-window-font-color="true"/>
    </style:style>
    <style:style style:name="Formuledepolitesse" style:display-name="Formule de politesse" style:family="paragraph" style:parent-style-name="Normal" style:next-style-name="Signature">
      <style:paragraph-properties fo:margin-bottom="0.6666in" fo:line-height="100%"/>
      <style:text-properties fo:hyphenate="false"/>
    </style:style>
    <style:style style:name="FormuledepolitesseCar" style:display-name="Formule de politesse Car" style:family="text" style:parent-style-name="Policepardéfaut">
      <style:text-properties style:font-name="Arial" style:font-name-complex="Arial" style:use-window-font-color="true"/>
    </style:style>
    <style:style style:name="Titre1Car" style:display-name="Titre 1 Car" style:family="text" style:parent-style-name="Policepardéfaut">
      <style:text-properties style:font-name="Arial" style:font-name-asian="SimHei" style:font-name-complex="Arial" fo:font-weight="bold" style:font-weight-asian="bold" style:font-weight-complex="bold" fo:color="#B38600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use-window-font-color="true" style:font-size-complex="9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4B1919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381212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>
      <style:text-properties style:font-name="Arial" style:font-name-complex="Arial" style:use-window-font-color="true"/>
    </style:style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>
      <style:text-properties style:font-name="Arial" style:font-name-complex="Arial" style:use-window-font-color="true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name="Arial" style:font-name-complex="Arial" style:use-window-font-color="true" style:font-size-complex="8pt"/>
    </style:style>
    <style:style style:name="Retrait1religne" style:display-name="Retrait 1re ligne" style:family="paragraph" style:parent-style-name="Corpsdetexte">
      <style:paragraph-properties fo:margin-bottom="0.2083in" fo:text-indent="0.25in"/>
      <style:text-properties fo:hyphenate="false"/>
    </style:style>
    <style:style style:name="Retrait1religneCar" style:display-name="Retrait 1re ligne Car" style:family="text" style:parent-style-name="CorpsdetexteCar">
      <style:text-properties style:font-name="Arial" style:font-name-complex="Arial" style:use-window-font-color="true"/>
    </style:style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>
      <style:text-properties style:font-name="Arial" style:font-name-complex="Arial" style:use-window-font-color="true"/>
    </style:style>
    <style:style style:name="Retraitcorpset1relig." style:display-name="Retrait corps et 1re lig." style:family="paragraph" style:parent-style-name="Retraitcorpsdetexte">
      <style:paragraph-properties fo:margin-bottom="0.2083in" fo:text-indent="0.25in"/>
      <style:text-properties fo:hyphenate="false"/>
    </style:style>
    <style:style style:name="Retraitcorpset1relig.Car" style:display-name="Retrait corps et 1re lig. Car" style:family="text" style:parent-style-name="RetraitcorpsdetexteCar">
      <style:text-properties style:font-name="Arial" style:font-name-complex="Arial" style:use-window-font-color="true"/>
    </style:style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>
      <style:text-properties style:font-name="Arial" style:font-name-complex="Arial" style:use-window-font-color="true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name="Arial" style:font-name-complex="Arial" style:use-window-font-color="true" style:font-size-complex="8pt"/>
    </style:style>
    <style:style style:name="Titredulivre" style:display-name="Titre du livre" style:family="text" style:parent-style-name="Policepardéfau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00000" style:font-size-complex="9pt" fo:hyphenate="false"/>
    </style:style>
    <style:style style:name="Marquedecommentaire" style:display-name="Marque de commentaire" style:family="text" style:parent-style-name="Policepardéfaut">
      <style:text-properties style:font-name="Arial" style:font-name-complex="Arial"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CommentaireCar" style:display-name="Commentaire Car" style:family="text" style:parent-style-name="Policepardéfaut">
      <style:text-properties style:font-name="Arial" style:font-name-complex="Arial" style:use-window-font-color="true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Arial" style:font-name-complex="Arial" fo:font-weight="bold" style:font-weight-asian="bold" style:font-weight-complex="bold" style:use-window-font-color="true"/>
    </style:style>
    <style:style style:name="Explorateurdedocuments" style:display-name="Explorateur de documents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use-window-font-color="true" style:font-size-complex="8pt"/>
    </style:style>
    <style:style style:name="Signatureélectronique" style:display-name="Signature électronique" style:family="paragraph" style:parent-style-name="Normal">
      <style:paragraph-properties fo:margin-bottom="0in" fo:line-height="100%"/>
      <style:text-properties fo:hyphenate="false"/>
    </style:style>
    <style:style style:name="SignatureélectroniqueCar" style:display-name="Signature électronique Car" style:family="text" style:parent-style-name="Policepardéfaut">
      <style:text-properties style:font-name="Arial" style:font-name-complex="Arial" style:use-window-font-color="true"/>
    </style:style>
    <style:style style:name="Accentuation" style:display-name="Accentuation" style:family="text" style:parent-style-name="Policepardéfaut">
      <style:text-properties style:font-name="Arial" style:font-name-complex="Arial" fo:font-style="italic" style:font-style-asian="italic" style:font-style-complex="italic" fo:font-size="11pt" style:font-size-asian="11pt"/>
    </style:style>
    <style:style style:name="Appeldenotedefin" style:display-name="Appel de note de fin" style:family="text" style:parent-style-name="Policepardéfaut">
      <style:text-properties style:font-name="Arial" style:font-name-complex="Arial" style:text-position="super 63.6%" fo:font-size="11pt" style:font-size-asian="11pt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>
      <style:text-properties style:font-name="Arial" style:font-name-complex="Arial" style:use-window-font-color="true"/>
    </style:style>
    <style:style style:name="Adressedestinataire" style:display-name="Adresse destinataire" style:family="paragraph" style:parent-style-name="Normal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Adresseexpéditeur" style:display-name="Adresse expéditeur" style:family="paragraph" style:parent-style-name="Normal">
      <style:paragraph-properties fo:margin-bottom="0in" fo:line-height="100%"/>
      <style:text-properties fo:hyphenate="false"/>
    </style:style>
    <style:style style:name="Lienhypertextesuivivisité" style:display-name="Lien hypertexte suivi visité" style:family="text" style:parent-style-name="Policepardéfaut">
      <style:text-properties style:font-name="Arial" style:font-name-complex="Arial" fo:color="#B3860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font-name="Arial" style:font-name-complex="Arial" style:text-position="super 63.6%" fo:font-size="11pt" style:font-size-asian="11pt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>
      <style:text-properties style:font-name="Arial" style:font-name-complex="Arial" style:use-window-font-color="true"/>
    </style:style>
    <style:style style:name="Titre3Car" style:display-name="Titre 3 Car" style:family="text" style:parent-style-name="Policepardéfaut">
      <style:text-properties style:font-name="Arial" style:font-name-asian="SimHei" style:font-name-complex="Arial" fo:color="#250C0C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Arial" style:font-name-asian="SimHei" style:font-name-complex="Arial" fo:font-style="italic" style:font-style-asian="italic" style:font-style-complex="italic" fo:color="#381212"/>
    </style:style>
    <style:style style:name="Titre5Car" style:display-name="Titre 5 Car" style:family="text" style:parent-style-name="Policepardéfaut">
      <style:text-properties style:font-name="Arial" style:font-name-asian="SimHei" style:font-name-complex="Arial" fo:color="#381212"/>
    </style:style>
    <style:style style:name="Titre6Car" style:display-name="Titre 6 Car" style:family="text" style:parent-style-name="Policepardéfaut">
      <style:text-properties style:font-name="Arial" style:font-name-asian="SimHei" style:font-name-complex="Arial" fo:color="#250C0C"/>
    </style:style>
    <style:style style:name="Titre7Car" style:display-name="Titre 7 Car" style:family="text" style:parent-style-name="Policepardéfaut">
      <style:text-properties style:font-name="Arial" style:font-name-asian="SimHei" style:font-name-complex="Arial" fo:font-style="italic" style:font-style-asian="italic" style:font-style-complex="italic" fo:color="#250C0C"/>
    </style:style>
    <style:style style:name="Titre8Car" style:display-name="Titre 8 Car" style:family="text" style:parent-style-name="Policepardéfaut">
      <style:text-properties style:font-name="Arial" style:font-name-asian="SimHei" style:font-name-complex="Arial" fo:color="#272727" style:font-size-complex="10.5pt"/>
    </style:style>
    <style:style style:name="Titre9Car" style:display-name="Titre 9 Car" style:family="text" style:parent-style-name="Policepardéfau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AcronymeHTML" style:display-name="Acronyme HTML" style:family="text" style:parent-style-name="Policepardéfaut">
      <style:text-properties style:font-name="Arial" style:font-name-complex="Arial" fo:font-size="11pt" style:font-size-asian="11pt"/>
    </style:style>
    <style:style style:name="AdresseHTML" style:display-name="Adresse HTML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style:font-name="Arial" style:font-name-complex="Arial" fo:font-style="italic" style:font-style-asian="italic" style:font-style-complex="italic" style:use-window-font-color="true"/>
    </style:style>
    <style:style style:name="CitationHTML" style:display-name="Citation HTML" style:family="text" style:parent-style-name="Policepardéfaut">
      <style:text-properties style:font-name="Arial" style:font-name-complex="Arial" fo:font-style="italic" style:font-style-asian="italic" style:font-style-complex="italic" fo:font-size="11pt" style:font-size-asian="11pt"/>
    </style:style>
    <style:style style:name="CodeHTML" style:display-name="Code HTML" style:family="text" style:parent-style-name="Policepardéfaut">
      <style:text-properties style:font-name="Consolas" style:font-name-complex="Arial" fo:font-size="11pt" style:font-size-asian="11pt" style:font-size-complex="10pt"/>
    </style:style>
    <style:style style:name="DéfinitionHTML" style:display-name="Définition HTML" style:family="text" style:parent-style-name="Policepardéfaut">
      <style:text-properties style:font-name="Arial" style:font-name-complex="Arial" fo:font-style="italic" style:font-style-asian="italic" style:font-style-complex="italic" fo:font-size="11pt" style:font-size-asian="11pt"/>
    </style:style>
    <style:style style:name="ClavierHTML" style:display-name="Clavier HTML" style:family="text" style:parent-style-name="Policepardéfaut">
      <style:text-properties style:font-name="Consolas" style:font-name-complex="Arial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hyphenate="false"/>
    </style:style>
    <style:style style:name="PréformatéHTMLCar" style:display-name="Préformaté HTML Car" style:family="text" style:parent-style-name="Policepardéfaut">
      <style:text-properties style:font-name="Consolas" style:font-name-complex="Arial" style:use-window-font-color="true"/>
    </style:style>
    <style:style style:name="ExempleHTML" style:display-name="Exemple HTML" style:family="text" style:parent-style-name="Policepardéfaut">
      <style:text-properties style:font-name="Consolas" style:font-name-complex="Arial" fo:font-size="12pt" style:font-size-asian="12pt" style:font-size-complex="12pt"/>
    </style:style>
    <style:style style:name="MachineàécrireHTML" style:display-name="Machine à écrire HTML" style:family="text" style:parent-style-name="Policepardéfaut">
      <style:text-properties style:font-name="Consolas" style:font-name-complex="Arial" fo:font-size="11pt" style:font-size-asian="11pt" style:font-size-complex="10pt"/>
    </style:style>
    <style:style style:name="VariableHTML" style:display-name="Variable HTML" style:family="text" style:parent-style-name="Policepardéfaut">
      <style:text-properties style:font-name="Arial" style:font-name-complex="Arial" fo:font-style="italic" style:font-style-asian="italic" style:font-style-complex="italic" fo:font-size="11pt" style:font-size-asian="11pt"/>
    </style:style>
    <style:style style:name="Lienhypertexte" style:display-name="Lien hypertexte" style:family="text" style:parent-style-name="Policepardéfaut">
      <style:text-properties style:font-name="Arial" style:font-name-complex="Arial" fo:color="#1D1C1C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style:font-name="Arial" style:font-name-complex="Arial" fo:font-style="italic" style:font-style-asian="italic" style:font-style-complex="italic" fo:color="#381212" fo:font-size="11pt" style:font-size-asian="11pt"/>
    </style:style>
    <style:style style:name="Citationintense" style:display-name="Citation intense" style:family="paragraph" style:parent-style-name="Normal" style:next-style-name="Normal">
      <style:paragraph-properties fo:border-top="0.0069in solid #4B1919" fo:border-left="none" fo:border-bottom="0.0069in solid #4B191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81212" fo:hyphenate="false"/>
    </style:style>
    <style:style style:name="CitationintenseCar" style:display-name="Citation intense Car" style:family="text" style:parent-style-name="Policepardéfaut">
      <style:text-properties style:font-name="Arial" style:font-name-complex="Arial" fo:font-style="italic" style:font-style-asian="italic" style:font-style-complex="italic" fo:color="#381212"/>
    </style:style>
    <style:style style:name="Référenceintense" style:display-name="Référence intense" style:family="text" style:parent-style-name="Policepardéfaut">
      <style:text-properties style:font-name="Arial" style:font-name-complex="Arial" fo:font-weight="bold" style:font-weight-asian="bold" style:font-weight-complex="bold" fo:text-transform="none" fo:font-variant="small-caps" fo:color="#381212" fo:letter-spacing="0.0034in" fo:font-size="11pt" style:font-size-asian="11pt"/>
    </style:style>
    <style:style style:name="Numérodeligne" style:display-name="Numéro de ligne" style:family="text" style:parent-style-name="Policepardéfaut">
      <style:text-properties style:font-name="Arial" style:font-name-complex="Arial" fo:font-size="11pt" style:font-size-asian="11pt"/>
    </style:style>
    <style:style style:name="Liste" style:display-name="Liste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paragraph-properties style:contextual-spacing="true"/>
      <style:text-properties fo:hyphenate="false"/>
    </style:style>
    <style:style style:name="Listeàpuces2" style:display-name="Liste à puces 2" style:family="paragraph" style:parent-style-name="Normal" style:list-style-name="LFO2">
      <style:paragraph-properties style:contextual-spacing="true"/>
      <style:text-properties fo:hyphenate="false"/>
    </style:style>
    <style:style style:name="Listeàpuces3" style:display-name="Liste à puces 3" style:family="paragraph" style:parent-style-name="Normal" style:list-style-name="LFO3">
      <style:paragraph-properties style:contextual-spacing="true"/>
      <style:text-properties fo:hyphenate="false"/>
    </style:style>
    <style:style style:name="Listeàpuces4" style:display-name="Liste à puces 4" style:family="paragraph" style:parent-style-name="Normal" style:list-style-name="LFO4">
      <style:paragraph-properties style:contextual-spacing="true"/>
      <style:text-properties fo:hyphenate="false"/>
    </style:style>
    <style:style style:name="Listeàpuces5" style:display-name="Liste à puces 5" style:family="paragraph" style:parent-style-name="Normal" style:list-style-name="LFO5">
      <style:paragraph-properties style:contextual-spacing="true"/>
      <style:text-properties fo:hyphenate="false"/>
    </style:style>
    <style:style style:name="Listecontinue" style:display-name="Liste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6">
      <style:paragraph-properties style:contextual-spacing="true"/>
      <style:text-properties fo:hyphenate="false"/>
    </style:style>
    <style:style style:name="Listeànuméros2" style:display-name="Liste à numéros 2" style:family="paragraph" style:parent-style-name="Normal" style:list-style-name="LFO7">
      <style:paragraph-properties style:contextual-spacing="true"/>
      <style:text-properties fo:hyphenate="false"/>
    </style:style>
    <style:style style:name="Listeànuméros3" style:display-name="Liste à numéros 3" style:family="paragraph" style:parent-style-name="Normal" style:list-style-name="LFO8">
      <style:paragraph-properties style:contextual-spacing="true"/>
      <style:text-properties fo:hyphenate="false"/>
    </style:style>
    <style:style style:name="Listeànuméros4" style:display-name="Liste à numéros 4" style:family="paragraph" style:parent-style-name="Normal" style:list-style-name="LFO9">
      <style:paragraph-properties style:contextual-spacing="true"/>
      <style:text-properties fo:hyphenate="false"/>
    </style:style>
    <style:style style:name="Listeànuméros5" style:display-name="Liste à numéros 5" style:family="paragraph" style:parent-style-name="Normal" style:list-style-name="LFO10">
      <style:paragraph-properties style:contextual-spacing="true"/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TextedemacroCar" style:display-name="Texte de macro Car" style:family="text" style:parent-style-name="Policepardéfaut">
      <style:text-properties style:font-name="Consolas" style:font-name-complex="Arial" style:letter-kerning="true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Sansinterligne" style:display-name="Sans interligne" style:family="paragraph">
      <style:paragraph-properties fo:margin-bottom="0in" fo:line-height="100%"/>
      <style:text-properties style:font-name-complex="Arial" style:letter-kerning="true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paragraph-properties fo:margin-bottom="0in" fo:line-height="100%"/>
      <style:text-properties fo:hyphenate="false"/>
    </style:style>
    <style:style style:name="TitredenoteCar" style:display-name="Titre de note Car" style:family="text" style:parent-style-name="Policepardéfaut">
      <style:text-properties style:font-name="Arial" style:font-name-complex="Arial" style:use-window-font-color="true"/>
    </style:style>
    <style:style style:name="Numérodepage" style:display-name="Numéro de page" style:family="text" style:parent-style-name="Policepardéfaut">
      <style:text-properties style:font-name="Arial" style:font-name-complex="Arial" fo:font-size="11pt" style:font-size-asian="11pt"/>
    </style:style>
    <style:style style:name="Textebrut" style:display-name="Texte bru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name-complex="Arial" style:use-window-font-color="true" style:font-size-complex="10.5pt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="Arial" style:font-name-complex="Arial" fo:font-style="italic" style:font-style-asian="italic" style:font-style-complex="italic" fo:color="#404040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>
      <style:text-properties style:font-name="Arial" style:font-name-complex="Arial" style:use-window-font-color="true"/>
    </style:style>
    <style:style style:name="Signature" style:display-name="Signature" style:family="paragraph" style:parent-style-name="Normal" style:next-style-name="Normal">
      <style:paragraph-properties style:contextual-spacing="true"/>
      <style:text-properties fo:hyphenate="false"/>
    </style:style>
    <style:style style:name="SignatureCar" style:display-name="Signature Car" style:family="text" style:parent-style-name="Policepardéfaut">
      <style:text-properties style:font-name="Arial" style:font-name-complex="Arial" style:use-window-font-color="true"/>
    </style:style>
    <style:style style:name="Élevé" style:display-name="Élevé" style:family="text" style:parent-style-name="Policepardéfaut">
      <style:text-properties style:font-name="Arial" style:font-name-complex="Arial" fo:font-weight="bold" style:font-weight-asian="bold" style:font-weight-complex="bold" fo:font-size="11pt" style:font-size-asian="11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Arial" style:font-name-complex="Arial" fo:color="#5A5A5A" fo:letter-spacing="0.0104in"/>
    </style:style>
    <style:style style:name="Accentuationlégère" style:display-name="Accentuation légère" style:family="text" style:parent-style-name="Policepardéfau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Référencelégère" style:display-name="Référence légère" style:family="text" style:parent-style-name="Policepardéfaut">
      <style:text-properties style:font-name="Arial" style:font-name-complex="Arial" fo:font-variant="small-caps" fo:color="#5A5A5A" fo:font-size="11pt" style:font-size-asian="11pt"/>
    </style:style>
    <style:style style:name="Tabledesréférencesjuridiques" style:display-name="Table des références juridiqu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TitreTR" style:display-name="Titre TR" style:family="paragraph" style:parent-style-name="Normal" style:next-style-name="Normal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/>
      <style:text-properties fo:font-weight="normal" style:font-weight-asian="normal" style:font-weight-complex="normal" fo:color="#381212" fo:font-size="16pt" style:font-size-asian="16pt" style:font-size-complex="16pt" fo:hyphenate="false"/>
    </style:style>
    <style:style style:name="Mention" style:display-name="Mention" style:family="text" style:parent-style-name="Policepardéfaut">
      <style:text-properties style:font-name="Arial" style:font-name-complex="Arial" fo:color="#2B579A" fo:background-color="#E1DFDD"/>
    </style:style>
    <style:style style:name="Mot-dièse" style:display-name="Mot-dièse" style:family="text" style:parent-style-name="Policepardéfau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Policepardéfau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style:font-name="Arial" style:font-name-complex="Arial" fo:color="#605E5C" fo:background-color="#E1DFDD"/>
    </style:style>
    <style:style style:name="gi" style:display-name="gi" style:family="text" style:parent-style-name="Policepardéfaut"/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1.15in"/>
      </style:footer-style>
    </style:page-layout>
    <style:style style:name="P2" style:parent-style-name="Pieddepage" style:family="paragraph">
      <style:paragraph-properties fo:text-align="start" fo:margin-left="0in">
        <style:tab-stops/>
      </style:paragraph-properties>
    </style:style>
  </office:automatic-styles>
  <office:master-styles>
    <style:master-page style:name="MP0" style:page-layout-name="PL0">
      <style:header>
        <text:p text:style-name="En-tête">Noah Champendal<text:tab/><text:tab/><text:tab/><text:tab/><text:tab/><text:tab/><text:tab/><text:tab/><text:tab/><text:s text:c="4"/>IFA-P3A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NOAH.CHMPN</meta:initial-creator>
    <dc:creator>NOAH.CHMPN</dc:creator>
    <meta:creation-date>2022-05-02T07:26:00Z</meta:creation-date>
    <dc:date>2022-05-03T11:44:00Z</dc:date>
    <meta:template xlink:href="Lettre%20à%20en-tête%20Tons%20naturels.dotx" xlink:type="simple"/>
    <meta:editing-cycles>67</meta:editing-cycles>
    <meta:editing-duration>PT34020S</meta:editing-duration>
    <meta:user-defined meta:name="ContentTypeId">0x01010079F111ED35F8CC479449609E8A0923A6</meta:user-defined>
    <meta:document-statistic meta:page-count="4" meta:paragraph-count="6" meta:word-count="467" meta:character-count="3030" meta:row-count="21" meta:non-whitespace-character-count="2569"/>
  </office:meta>
</office:document-meta>
</file>